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90B448D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3cm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5" style:family="graphic" style:parent-style-name="objectwithoutfill">
      <style:graphic-properties svg:stroke-width="0.05cm" svg:stroke-color="#cccccc" draw:marker-start-width="0.28cm" draw:marker-end="Linienspitzen_20_1" draw:marker-end-width="0.3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5cm" svg:stroke-color="#000000" draw:marker-start-width="0.28cm" draw:marker-end="Triangle" draw:marker-end-width="0.3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5cm" svg:stroke-color="#000000" draw:marker-start-width="0.28cm" draw:marker-end="Linienspitzen_20_1" draw:marker-end-width="0.3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.8cm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4.2cm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svg:stroke-width="0.05cm" svg:stroke-color="#000000" draw:marker-start="Dimension_20_Lines" draw:marker-start-width="0.3cm" draw:marker-end="Dimension_20_Lines" draw:marker-end-width="0.3cm" draw:fill="none" draw:textarea-vertical-align="middle" fo:padding-top="0.15cm" fo:padding-bottom="0.15cm" fo:padding-left="0.275cm" fo:padding-right="0.275cm" loext:decorative="false"/>
    </style:style>
    <style:style style:name="gr12" style:family="graphic">
      <style:graphic-properties loext:decorative="false"/>
    </style:style>
    <style:style style:name="gr1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14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 loext:decorative="false"/>
    </style:style>
    <style:style style:name="gr15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6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7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8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.392cm" fo:min-width="0.142cm" fo:padding-top="0.14cm" fo:padding-bottom="0.14cm" fo:padding-left="0.265cm" fo:padding-right="0.265cm" loext:decorative="false"/>
    </style:style>
    <style:style style:name="gr19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4cm" fo:min-width="2.1cm" fo:padding-top="0.15cm" fo:padding-bottom="0.15cm" fo:padding-left="0.275cm" fo:padding-right="0.275cm" loext:decorative="false"/>
    </style:style>
    <style:style style:name="gr20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248cm" svg:height="18.999cm" svg:x="0.962cm" svg:y="1.057cm">
          <draw:image xlink:href="Pictures/1000000000000BD000000FC090B448D2.jpg" xlink:type="simple" xlink:show="embed" xlink:actuate="onLoad" draw:mime-type="image/jpeg">
            <text:p/>
          </draw:image>
        </draw:frame>
        <draw:g draw:style-name="gr2">
          <draw:custom-shape draw:style-name="gr3" draw:text-style-name="P2" draw:layer="layout" svg:width="3.85cm" svg:height="1cm" svg:x="12.65cm" svg:y="0.7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1cm" svg:height="0.962cm" svg:x="12.65cm" svg:y="0.75cm">
            <draw:text-box>
              <text:p>Aufhängung</text:p>
            </draw:text-box>
          </draw:frame>
        </draw:g>
        <draw:line draw:style-name="gr5" draw:text-style-name="P1" draw:layer="layout" svg:x1="12.5cm" svg:y1="1.25cm" svg:x2="7.45cm" svg:y2="1.9cm">
          <text:p/>
        </draw:line>
        <draw:line draw:style-name="gr6" draw:text-style-name="P1" draw:layer="layout" svg:x1="16.75cm" svg:y1="1.5cm" svg:x2="22.25cm" svg:y2="2.13cm">
          <text:p/>
        </draw:line>
        <draw:line draw:style-name="gr7" draw:text-style-name="P1" draw:layer="layout" svg:x1="12.25cm" svg:y1="10.9cm" svg:x2="13cm" svg:y2="16.65cm">
          <text:p/>
        </draw:line>
        <draw:g draw:style-name="gr2">
          <draw:custom-shape draw:style-name="gr8" draw:text-style-name="P2" draw:layer="layout" svg:width="2.35cm" svg:height="1cm" svg:x="7.35cm" svg:y="12.5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2.5cm" svg:height="1cm" svg:x="7.35cm" svg:y="12.55cm">
            <draw:text-box>
              <text:p>Faden</text:p>
            </draw:text-box>
          </draw:frame>
        </draw:g>
        <draw:g draw:style-name="gr2">
          <draw:custom-shape draw:style-name="gr10" draw:text-style-name="P2" draw:layer="layout" svg:width="4.75cm" svg:height="1cm" svg:x="10.85cm" svg:y="9.7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85cm" svg:height="0.962cm" svg:x="10.85cm" svg:y="9.75cm">
            <draw:text-box>
              <text:p>Messautomatik</text:p>
            </draw:text-box>
          </draw:frame>
        </draw:g>
        <draw:line draw:style-name="gr7" draw:text-style-name="P1" draw:layer="layout" svg:x1="11.85cm" svg:y1="9.6cm" svg:x2="8.663cm" svg:y2="6.29cm">
          <text:p/>
        </draw:line>
        <draw:line draw:style-name="gr11" draw:text-style-name="P1" draw:layer="layout" svg:x1="23.95cm" svg:y1="2.15cm" svg:x2="23.95cm" svg:y2="17.75cm">
          <text:p/>
        </draw:line>
        <draw:g draw:style-name="gr2">
          <svg:title>TexMaths</svg:title>
          <svg:desc>18§display§\begin{equation*}
\begin{array}{l@{\,=\,}l}
L &amp;(2.335\pm0.003)\,\mathrm{m} \\
\end{array}
\end{equation*}§svg§600§TRUE§</svg:desc>
          <draw:g draw:style-name="gr12">
            <draw:path draw:style-name="gr13" draw:text-style-name="P4" draw:layer="layout" svg:width="0.38cm" svg:height="0.428cm" draw:transform="rotate (-1.5707963267949) translate (24.8249761904762cm 6.49599289018341cm)" svg:viewBox="0 0 381 429" svg:d="M212 48c6-23 8-28 67-28 20 0 25 0 25-13 0-7-7-7-11-7-21 0-72 2-93 2-20 0-65-2-85-2-3 0-11 0-11 13 0 7 6 7 17 7 1 0 14 0 25 0 11 2 16 2 16 11 0 1 0 3-2 12-28 113-56 225-84 338-8 23-9 28-58 28-11 0-18 0-18 13 0 7 5 7 18 7 97 0 194 0 291 0 17 0 17 0 20-11 17-45 34-91 51-136 1-6 1-5 1-7 0-4-1-8-7-8-5 0-5 2-11 13-21 58-48 129-158 129-20 0-39 0-59 0-9 0-11 0-15 0-5 0-7-1-7-7 0-2 0-2 4-14 28-113 56-226 84-340z">
              <text:p/>
            </draw:path>
            <draw:path draw:style-name="gr13" draw:text-style-name="P4" draw:layer="layout" svg:width="0.42cm" svg:height="0.148cm" draw:transform="rotate (-1.5707963267949) translate (24.627512423793cm 7.04298936353783cm)" svg:viewBox="0 0 421 149" svg:d="M399 27c9 0 22-1 22-14 0-14-13-13-22-13-126 0-253 0-379 0-7 0-20-1-20 13 0 13 13 14 22 14 126 0 251 0 377 0zM399 149c9 0 22 1 22-13 0-13-13-14-22-14-126 0-251 0-377 0-9 0-22 1-22 14 0 14 13 13 20 13 126 0 253 0 379 0z">
              <text:p/>
            </draw:path>
            <draw:path draw:style-name="gr13" draw:text-style-name="P4" draw:layer="layout" svg:width="0.145cm" svg:height="0.629cm" draw:transform="rotate (-1.5707963267949) translate (24.8680619047619cm 7.66735704858382cm)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13" draw:text-style-name="P4" draw:layer="layout" svg:width="0.251cm" svg:height="0.417cm" draw:transform="rotate (-1.5707963267949) translate (24.8142047619048cm 7.881477378614cm)" svg:viewBox="0 0 252 418" svg:d="M49 370c22-22 45-43 68-65 97-86 135-120 135-183 0-72-56-122-133-122-72 0-119 57-119 113 0 36 32 36 34 36 11 0 33-7 33-34 0-16-11-32-33-32-5 0-7 0-9 0 15-42 49-63 85-63 57 0 86 50 86 102 0 50-32 99-66 138-41 45-82 90-123 135-7 7-7 9-7 23 79 0 157 0 236 0 5-36 11-73 16-109-5 0-10 0-14 0-4 20-9 46-15 55-3 6-47 6-59 6-39 0-77 0-115 0z">
              <text:p/>
            </draw:path>
            <draw:path draw:style-name="gr13" draw:text-style-name="P4" draw:layer="layout" svg:width="0.066cm" svg:height="0.065cm" draw:transform="rotate (-1.5707963267949) translate (24.4623380952381cm 8.22155084395606cm)" svg:viewBox="0 0 67 66" svg:d="M67 34c0-20-17-34-35-34s-32 15-32 34 14 32 32 32 35-14 35-32z">
              <text:p/>
            </draw:path>
            <draw:path draw:style-name="gr13" draw:text-style-name="P4" draw:layer="layout" svg:width="0.262cm" svg:height="0.432cm" draw:transform="rotate (-1.5707963267949) translate (24.8142047619048cm 8.36909594532139cm)" svg:viewBox="0 0 263 433" svg:d="M157 197c52-17 88-61 88-111 0-52-56-86-117-86-63 0-112 38-112 84 0 22 15 34 33 34 19 0 32-14 32-32 0-32-29-32-40-32 20-31 62-40 85-40 25 0 61 15 61 72 0 7-2 43-18 72-20 29-41 32-56 32-5 0-21 2-25 2-5 0-9 2-9 7 0 7 4 7 15 7 9 0 19 0 28 0 51 0 74 44 74 105 0 86-43 104-70 104s-76-11-97-49c21 4 41-11 41-34s-16-36-36-36c-14 0-34 9-34 38 0 57 58 99 128 99 77 0 135-58 135-122 0-52-42-101-106-114z">
              <text:p/>
            </draw:path>
            <draw:path draw:style-name="gr13" draw:text-style-name="P4" draw:layer="layout" svg:width="0.262cm" svg:height="0.432cm" draw:transform="rotate (-1.5707963267949) translate (24.8142047619048cm 8.68397878360107cm)" svg:viewBox="0 0 263 433" svg:d="M158 197c51-17 89-61 89-111 0-52-56-86-117-86-63 0-112 38-112 84 0 22 14 34 32 34 20 0 33-14 33-32 0-32-31-32-40-32 20-31 61-40 85-40 25 0 59 15 59 72 0 7 0 43-16 72-20 29-41 32-58 32-3 0-19 2-23 2-5 0-11 2-11 7 0 7 6 7 16 7 9 0 18 0 27 0 53 0 76 44 76 105 0 86-43 104-72 104-27 0-74-11-95-49 21 4 41-11 41-34s-18-36-36-36c-14 0-36 9-36 38 0 57 59 99 128 99 77 0 135-58 135-122 0-52-40-101-105-114z">
              <text:p/>
            </draw:path>
            <draw:path draw:style-name="gr13" draw:text-style-name="P4" draw:layer="layout" svg:width="0.251cm" svg:height="0.432cm" draw:transform="rotate (-1.5707963267949) translate (24.8142047619048cm 9.00605894389857cm)" svg:viewBox="0 0 252 433" svg:d="M252 293c0-76-52-139-121-139-28 0-57 11-79 33 0-42 0-83 0-124 13 5 33 9 54 9 78 0 121-58 121-65 0-5-2-7-6-7-1 1-1 0-5 2-13 5-43 18-86 18-26 0-54-6-83-18-6-2-7-2-9-2-6 0-6 5-6 14 0 63 0 125 0 187 0 13 0 16 9 16 4 0 6-2 8-5 7-9 30-43 82-43 33 0 49 28 54 39 9 24 11 49 11 79 0 22 0 61-16 86-14 26-38 42-67 42-46 0-82-34-93-70 2 0 3 0 11 0 21 0 32-16 32-31s-11-30-32-30c-9 0-31 5-31 34 0 54 43 115 115 115s137-61 137-140z">
              <text:p/>
            </draw:path>
            <draw:path draw:style-name="gr13" draw:text-style-name="P4" draw:layer="layout" svg:width="0.422cm" svg:height="0.417cm" draw:transform="rotate (-1.5707963267949) translate (24.8142047619048cm 9.46488822253468cm)" svg:viewBox="0 0 423 418" svg:d="M225 221c59 0 117 0 176 0 11 0 22 0 22-13 0-12-11-12-22-12-59 0-117 0-176 0 0-58 0-115 0-173 0-10 0-23-13-23-12 0-12 11-12 22 0 58 0 116 0 174-59 0-118 0-177 0-10 0-23 0-23 12 0 13 13 13 23 13 59 0 118 0 177 0 0 57 0 115 0 172-59 0-118 0-177 0-10 0-23 0-23 13 0 12 13 12 23 12 126 0 252 0 378 0 11 0 22 0 22-12 0-13-11-13-22-13-59 0-117 0-176 0 0-57 0-115 0-172z">
              <text:p/>
            </draw:path>
            <draw:path draw:style-name="gr13" draw:text-style-name="P4" draw:layer="layout" svg:width="0.265cm" svg:height="0.432cm" draw:transform="rotate (-1.5707963267949) translate (24.8142047619048cm 10.0874565770762cm)" svg:viewBox="0 0 266 433" svg:d="M266 217c0-50-3-100-25-147-29-61-81-70-108-70-38 0-83 16-110 74-19 44-23 93-23 143 0 47 4 104 29 151 27 52 74 65 104 65 34 0 83-13 110-74 20-43 23-92 23-142zM133 418c-25 0-61-16-74-75-7-38-7-97-7-133 0-41 0-83 6-117 12-73 59-80 75-80 22 0 63 12 74 73 7 36 7 85 7 124 0 47 0 90-7 129-9 61-45 79-74 79z">
              <text:p/>
            </draw:path>
            <draw:path draw:style-name="gr13" draw:text-style-name="P4" draw:layer="layout" svg:width="0.067cm" svg:height="0.065cm" draw:transform="rotate (-1.5707963267949) translate (24.4623380952381cm 10.4329280339316cm)" svg:viewBox="0 0 68 66" svg:d="M68 34c0-20-16-34-34-34s-34 15-34 34 16 32 34 32 34-14 34-32z">
              <text:p/>
            </draw:path>
            <draw:path draw:style-name="gr13" draw:text-style-name="P4" draw:layer="layout" svg:width="0.264cm" svg:height="0.432cm" draw:transform="rotate (-1.5707963267949) translate (24.8142047619048cm 10.580473135297cm)" svg:viewBox="0 0 265 433" svg:d="M265 217c0-50-2-100-26-147-28-61-81-70-106-70-38 0-84 16-110 74-21 44-23 93-23 143 0 47 2 104 27 151 27 52 74 65 104 65 35 0 83-13 110-74 22-43 24-92 24-142zM131 418c-23 0-61-16-72-75-7-38-7-97-7-133 0-41 0-83 6-117 10-73 59-80 73-80 22 0 63 12 76 73 5 36 5 85 5 124 0 47 0 90-7 129-9 61-45 79-74 79z">
              <text:p/>
            </draw:path>
            <draw:path draw:style-name="gr13" draw:text-style-name="P4" draw:layer="layout" svg:width="0.265cm" svg:height="0.432cm" draw:transform="rotate (-1.5707963267949) translate (24.8142047619048cm 10.8953559735766cm)" svg:viewBox="0 0 266 433" svg:d="M266 217c0-50-3-100-25-147-29-61-81-70-108-70-38 0-83 16-110 74-19 44-23 93-23 143 0 47 4 104 29 151 27 52 74 65 104 65 34 0 83-13 110-74 20-43 23-92 23-142zM133 418c-25 0-61-16-74-75-7-38-7-97-7-133 0-41 0-83 6-117 12-73 59-80 75-80 22 0 63 12 74 73 7 36 7 85 7 124 0 47 0 90-7 129-9 61-45 79-74 79z">
              <text:p/>
            </draw:path>
            <draw:path draw:style-name="gr13" draw:text-style-name="P4" draw:layer="layout" svg:width="0.262cm" svg:height="0.432cm" draw:transform="rotate (-1.5707963267949) translate (24.8142047619048cm 11.2138374728652cm)" svg:viewBox="0 0 263 433" svg:d="M157 197c52-17 88-61 88-111 0-52-56-86-115-86-65 0-114 38-114 84 0 22 15 34 33 34 19 0 32-14 32-32 0-32-29-32-38-32 18-31 61-40 83-40 27 0 61 15 61 72 0 7-2 43-18 72-18 29-39 32-56 32-5 0-19 2-25 2-5 0-9 2-9 7 0 7 4 7 15 7 9 0 19 0 28 0 53 0 76 44 76 105 0 86-45 104-72 104s-76-11-97-49c21 4 41-11 41-34s-16-36-34-36c-16 0-36 9-36 38 0 57 59 99 128 99 77 0 135-58 135-122 0-52-40-101-106-114z">
              <text:p/>
            </draw:path>
            <draw:path draw:style-name="gr13" draw:text-style-name="P4" draw:layer="layout" svg:width="0.145cm" svg:height="0.629cm" draw:transform="rotate (-1.5707963267949) translate (24.8680619047619cm 11.5395162941716cm)" svg:viewBox="0 0 146 630" svg:d="M146 314c0-48-6-124-42-196-37-77-91-118-99-118-3 0-5 4-5 7 0 2 0 2 13 15 61 61 97 161 97 292 0 108-24 219-103 298-7 9-7 9-7 11 0 4 2 7 5 7 8 0 65-43 101-124 33-68 40-138 40-192z">
              <text:p/>
            </draw:path>
            <draw:path draw:style-name="gr13" draw:text-style-name="P4" draw:layer="layout" svg:width="0.494cm" svg:height="0.277cm" draw:transform="rotate (-1.5707963267949) translate (24.6741761904762cm 11.8741917680003cm)" svg:viewBox="0 0 495 278" svg:d="M50 63c0 56 0 112 0 169 0 27-7 27-50 27 0 6 0 13 0 19 23 0 56-2 72-2s49 2 70 2c0-6 0-13 0-19-41 0-48 0-48-27 0-39 0-78 0-117 0-65 45-101 84-101 42 0 47 34 47 70 0 49 0 99 0 148 0 27-5 27-49 27 0 6 0 13 0 19 22 0 54-2 72-2 17 0 49 2 70 2 0-6 0-13 0-19-41 0-48 0-48-27 0-39 0-78 0-117 0-65 45-101 84-101 40 0 47 34 47 70 0 49 0 99 0 148 0 27-7 27-48 27 0 6 0 13 0 19 21 0 54-2 70-2 18 0 50 2 72 2 0-6 0-13 0-19-33 0-49 0-51-18 0-41 0-81 0-121 0-54 0-73-19-97-8-10-29-23-65-23-54 0-81 38-92 63-9-56-56-63-84-63-47 0-76 27-94 66 0-22 0-44 0-66-30 2-60 5-90 7 0 7 0 13 0 20 45 0 50 4 50 36z">
              <text:p/>
            </draw:path>
          </draw:g>
        </draw:g>
        <draw:path draw:style-name="gr14" draw:text-style-name="P1" draw:layer="layout" svg:width="7.986cm" svg:height="7.566cm" draw:transform="skewX (6.16404390468305E-017) rotate (-0.758345559991536) translate (21.8525665285837cm 11.2580483132058cm)" svg:viewBox="0 0 7987 7567" svg:d="M0 7565c3534 96 8072-4203 7986-7565">
          <text:p/>
        </draw:path>
        <draw:g draw:style-name="gr2">
          <svg:title>TexMaths</svg:title>
          <svg:desc>18§display§\begin{equation*}
\begin{array}{l@{\,=\,}l}
m &amp; (860\pm0.5)\,\mathrm{g} \\
\end{array}
\end{equation*}§svg§600§TRUE§</svg:desc>
          <draw:g draw:style-name="gr12">
            <draw:path draw:style-name="gr13" draw:text-style-name="P4" draw:layer="layout" svg:width="0.517cm" svg:height="0.282cm" svg:x="17.399cm" svg:y="16.742cm" svg:viewBox="0 0 518 283" svg:d="M38 240c-2 9-6 24-6 27 0 11 8 16 18 16 8 0 18-3 24-16 0-1 7-32 11-46 4-19 9-39 14-58 4-14 7-27 11-41 3-11 7-29 9-32 9-20 43-77 102-77 29 0 35 23 35 44 0 17-6 35-9 52-6 25-12 49-18 74-5 16-9 31-13 47-4 12-9 34-9 37 0 11 9 16 18 16 20 0 23-14 29-35 9-34 32-126 37-151 2-7 36-84 105-84 27 0 34 21 34 44 0 36-27 108-40 140-5 17-7 24-7 36 0 29 22 50 52 50 60 0 83-91 83-96 0-6-5-6-7-6-7 0-7 2-11 11-9 34-29 79-65 79-10 0-14-7-14-22 0-16 5-30 11-44 12-33 39-103 39-139 0-41-26-66-73-66-48 0-80 27-103 61 0-9-2-30-20-45-16-12-36-16-52-16-57 0-88 39-99 54-3-36-29-54-57-54-29 0-42 23-47 36-11 21-20 59-20 61 0 5 5 3 7 5 7 0 7 0 11-14 11-45 23-75 47-75 9 0 20 5 20 30 0 13-2 20-11 52-12 49-24 97-36 145z">
              <text:p/>
            </draw:path>
            <draw:path draw:style-name="gr13" draw:text-style-name="P4" draw:layer="layout" svg:width="0.42cm" svg:height="0.146cm" svg:x="18.076cm" svg:y="16.788cm" svg:viewBox="0 0 421 147" svg:d="M399 25c9 0 22 0 22-12 0-13-13-13-20-13-126 0-253 0-379 0-9 0-22 0-22 13 0 12 13 12 22 12 126 0 251 0 377 0zM401 147c7 0 20 0 20-12 0-13-13-13-22-13-126 0-251 0-377 0-9 0-22 0-22 13 0 12 13 12 22 12 126 0 253 0 379 0z">
              <text:p/>
            </draw:path>
            <draw:path draw:style-name="gr13" draw:text-style-name="P4" draw:layer="layout" svg:width="0.147cm" svg:height="0.627cm" svg:x="18.7cm" svg:y="16.548cm" svg:viewBox="0 0 148 628" svg:d="M148 621c0-2 0-2-11-13-79-79-99-197-99-294 0-109 23-219 101-298 9-7 9-7 9-11 0-3-4-5-8-5-5 0-63 43-99 122-32 70-41 140-41 192 0 48 7 126 43 196 38 77 92 118 97 118 4 0 8-2 8-7z">
              <text:p/>
            </draw:path>
            <draw:path draw:style-name="gr13" draw:text-style-name="P4" draw:layer="layout" svg:width="0.262cm" svg:height="0.431cm" svg:x="18.91cm" svg:y="16.6cm" svg:viewBox="0 0 263 432" svg:d="M76 133c-29-20-31-41-31-52 0-38 41-65 86-65s87 32 87 79c0 34-25 65-63 88-27-17-53-33-79-50zM169 192c45-23 76-56 76-97 0-59-56-95-114-95-63 0-115 47-115 106 0 11 2 39 29 68 7 9 31 23 47 34-38 18-92 54-92 117 0 66 65 107 131 107 71 0 132-52 132-118 0-23-7-52-31-77-12-15-23-20-63-45zM106 217c26 17 52 34 78 50 18 11 46 31 46 69 0 46-46 78-99 78-54 0-99-37-99-89 0-38 20-77 74-108z">
              <text:p/>
            </draw:path>
            <draw:path draw:style-name="gr13" draw:text-style-name="P4" draw:layer="layout" svg:width="0.26cm" svg:height="0.431cm" svg:x="19.227cm" svg:y="16.6cm" svg:viewBox="0 0 261 432" svg:d="M56 214c0-6 0-11 0-17 0-158 79-181 111-181 15 0 42 4 56 25-11 0-36 0-36 29 0 20 16 29 29 29 11 0 31-6 31-31 0-37-29-68-81-68-81 0-166 83-166 221 0 167 72 211 131 211 71 0 130-59 130-141 0-79-56-140-126-140-43 0-67 32-79 63zM131 414c-39 0-59-37-63-46-10-29-10-79-10-92 0-48 19-111 77-111 9 0 40 0 58 40 12 23 12 55 12 86 0 30 0 61-11 84-19 38-48 39-63 39z">
              <text:p/>
            </draw:path>
            <draw:path draw:style-name="gr13" draw:text-style-name="P4" draw:layer="layout" svg:width="0.265cm" svg:height="0.431cm" svg:x="19.54cm" svg:y="16.6cm" svg:viewBox="0 0 266 432" svg:d="M266 217c0-50-3-100-25-145-29-61-81-72-108-72-38 0-83 16-110 75-19 43-23 92-23 142 0 49 4 104 29 153 27 50 74 62 104 62 34 0 83-12 110-71 20-45 23-94 23-144zM133 418c-25 0-61-14-74-75-7-38-7-95-7-133 0-40 0-81 6-115 12-75 59-81 75-81 22 0 63 11 74 74 7 36 7 82 7 122 0 48 0 90-7 131-9 59-45 77-74 77z">
              <text:p/>
            </draw:path>
            <draw:path draw:style-name="gr13" draw:text-style-name="P4" draw:layer="layout" svg:width="0.42cm" svg:height="0.417cm" svg:x="20.008cm" svg:y="16.6cm" svg:viewBox="0 0 421 418" svg:d="M223 222c59 0 118 0 176 0 11 0 22 0 22-12 0-13-11-13-22-13-58 0-117 0-176 0 0-58 0-116 0-174 0-9 0-23-12-23-13 0-13 13-13 22 0 58 0 117 0 175-59 0-118 0-176 0-11 0-22 0-22 13 0 12 11 12 22 12 58 0 117 0 176 0 0 57 0 114 0 171-59 0-118 0-176 0-11 0-22 0-22 13 0 12 11 12 22 12 126 0 251 0 377 0 11 0 22 0 22-12 0-13-11-13-22-13-58 0-117 0-176 0 0-57 0-114 0-171z">
              <text:p/>
            </draw:path>
            <draw:path draw:style-name="gr13" draw:text-style-name="P4" draw:layer="layout" svg:width="0.265cm" svg:height="0.431cm" svg:x="20.629cm" svg:y="16.6cm" svg:viewBox="0 0 266 432" svg:d="M266 217c0-50-3-100-25-145-29-61-81-72-108-72-38 0-83 16-110 75-19 43-23 92-23 142 0 49 4 104 29 153 27 50 74 62 104 62 34 0 83-12 110-71 20-45 23-94 23-144zM133 418c-25 0-61-14-74-75-7-38-7-95-7-133 0-40 0-81 6-115 12-75 59-81 75-81 22 0 63 11 74 74 7 36 7 82 7 122 0 48 0 90-7 131-9 59-45 77-74 77z">
              <text:p/>
            </draw:path>
            <draw:path draw:style-name="gr13" draw:text-style-name="P4" draw:layer="layout" svg:width="0.067cm" svg:height="0.065cm" svg:x="20.974cm" svg:y="16.952cm" svg:viewBox="0 0 68 66" svg:d="M68 34c0-18-16-34-34-34s-34 16-34 34 16 32 34 32 34-14 34-32z">
              <text:p/>
            </draw:path>
            <draw:path draw:style-name="gr13" draw:text-style-name="P4" draw:layer="layout" svg:width="0.253cm" svg:height="0.431cm" svg:x="21.127cm" svg:y="16.6cm" svg:viewBox="0 0 254 432" svg:d="M254 292c0-75-52-138-121-138-30 0-57 11-81 33 0-41 0-82 0-122 13 3 34 9 54 9 78 0 123-58 123-67 0-3-2-7-8-7-1 1-1 0-3 2-15 7-45 20-87 20-25 0-54-6-84-18-6-2-5-2-7-2-8 0-8 5-8 14 0 62 0 125 0 187 0 11 0 16 9 16 6 0 6-2 9-5 8-11 31-45 81-45 33 0 49 28 54 41 11 23 11 47 11 79 0 21 0 59-14 86-16 23-40 39-69 39-45 0-81-32-91-69 1 1 3 1 10 1 20 0 31-15 31-30s-11-31-31-31c-9 0-32 4-32 33 0 53 45 114 115 114 74 0 139-59 139-140z">
              <text:p/>
            </draw:path>
            <draw:path draw:style-name="gr13" draw:text-style-name="P4" draw:layer="layout" svg:width="0.147cm" svg:height="0.627cm" svg:x="21.447cm" svg:y="16.548cm" svg:viewBox="0 0 148 628" svg:d="M148 314c0-48-8-126-42-196-38-77-93-118-99-118-3 0-7 2-7 5 0 4 0 4 13 17 63 61 99 161 99 292 0 108-24 217-103 298-9 7-9 7-9 9 0 5 4 7 7 7 6 0 63-43 101-122 32-70 40-140 40-192z">
              <text:p/>
            </draw:path>
            <draw:path draw:style-name="gr13" draw:text-style-name="P4" draw:layer="layout" svg:width="0.289cm" svg:height="0.413cm" svg:x="21.78cm" svg:y="16.735cm" svg:viewBox="0 0 290 414" svg:d="M124 176c-56 0-56-63-56-77 0-16 0-36 11-52 4-8 20-25 45-25 54 0 54 62 54 77 0 16 0 37-9 52-5 9-20 25-45 25zM50 201c0-2 0-18 11-29 25 16 51 18 63 18 58 0 103-43 103-91 0-24-11-47-27-61 23-22 45-24 57-24 2 0 4 0 6 0-7 2-9 9-9 17 0 10 7 19 18 19 5 0 18-5 18-19 0-11-8-31-33-31-12 0-39 4-66 29-27-20-54-22-67-22-59 0-102 43-102 92 0 27 12 52 28 64-7 9-19 31-19 52 0 20 9 43 28 56-37 11-59 38-59 63 0 45 63 80 140 80 76 0 141-32 141-82 0-22-9-54-42-70-32-18-70-18-108-18-16 0-43 0-48-2-20-2-33-21-33-41zM140 400c-63 0-106-32-106-66 0-29 24-52 52-54 12 0 24 0 36 0 54 0 126 0 126 54 0 34-45 66-108 66z">
              <text:p/>
            </draw:path>
          </draw:g>
        </draw:g>
        <draw:g draw:style-name="gr2">
          <draw:custom-shape draw:style-name="gr8" draw:text-style-name="P2" draw:layer="layout" svg:width="2.35cm" svg:height="1cm" svg:x="5.938cm" svg:y="17.6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2.5cm" svg:height="1cm" svg:x="5.938cm" svg:y="17.65cm">
            <draw:text-box>
              <text:p>Kugel</text:p>
            </draw:text-box>
          </draw:frame>
        </draw:g>
        <draw:g draw:style-name="gr12">
          <draw:line draw:style-name="gr15" draw:text-style-name="P1" draw:layer="layout" svg:x1="18cm" svg:y1="2cm" svg:x2="26.4cm" svg:y2="2cm">
            <text:p/>
          </draw:line>
          <draw:line draw:style-name="gr16" draw:text-style-name="P1" draw:layer="layout" svg:x1="18.65cm" svg:y1="1.45cm" svg:x2="18.4cm" svg:y2="1.95cm">
            <text:p/>
          </draw:line>
          <draw:line draw:style-name="gr16" draw:text-style-name="P1" draw:layer="layout" svg:x1="18.95cm" svg:y1="1.45cm" svg:x2="18.7cm" svg:y2="1.95cm">
            <text:p/>
          </draw:line>
          <draw:line draw:style-name="gr16" draw:text-style-name="P1" draw:layer="layout" svg:x1="19.25cm" svg:y1="1.45cm" svg:x2="19cm" svg:y2="1.95cm">
            <text:p/>
          </draw:line>
          <draw:line draw:style-name="gr16" draw:text-style-name="P1" draw:layer="layout" svg:x1="19.55cm" svg:y1="1.45cm" svg:x2="19.3cm" svg:y2="1.95cm">
            <text:p/>
          </draw:line>
          <draw:line draw:style-name="gr16" draw:text-style-name="P1" draw:layer="layout" svg:x1="19.85cm" svg:y1="1.45cm" svg:x2="19.6cm" svg:y2="1.95cm">
            <text:p/>
          </draw:line>
          <draw:line draw:style-name="gr16" draw:text-style-name="P1" draw:layer="layout" svg:x1="20.15cm" svg:y1="1.45cm" svg:x2="19.9cm" svg:y2="1.95cm">
            <text:p/>
          </draw:line>
          <draw:line draw:style-name="gr16" draw:text-style-name="P1" draw:layer="layout" svg:x1="20.45cm" svg:y1="1.45cm" svg:x2="20.2cm" svg:y2="1.95cm">
            <text:p/>
          </draw:line>
          <draw:line draw:style-name="gr16" draw:text-style-name="P1" draw:layer="layout" svg:x1="20.75cm" svg:y1="1.45cm" svg:x2="20.5cm" svg:y2="1.95cm">
            <text:p/>
          </draw:line>
          <draw:line draw:style-name="gr16" draw:text-style-name="P1" draw:layer="layout" svg:x1="21.05cm" svg:y1="1.45cm" svg:x2="20.8cm" svg:y2="1.95cm">
            <text:p/>
          </draw:line>
          <draw:line draw:style-name="gr16" draw:text-style-name="P1" draw:layer="layout" svg:x1="21.35cm" svg:y1="1.45cm" svg:x2="21.1cm" svg:y2="1.95cm">
            <text:p/>
          </draw:line>
          <draw:line draw:style-name="gr16" draw:text-style-name="P1" draw:layer="layout" svg:x1="21.65cm" svg:y1="1.45cm" svg:x2="21.4cm" svg:y2="1.95cm">
            <text:p/>
          </draw:line>
          <draw:line draw:style-name="gr16" draw:text-style-name="P1" draw:layer="layout" svg:x1="21.95cm" svg:y1="1.45cm" svg:x2="21.7cm" svg:y2="1.95cm">
            <text:p/>
          </draw:line>
          <draw:line draw:style-name="gr16" draw:text-style-name="P1" draw:layer="layout" svg:x1="22.25cm" svg:y1="1.45cm" svg:x2="22cm" svg:y2="1.95cm">
            <text:p/>
          </draw:line>
          <draw:line draw:style-name="gr16" draw:text-style-name="P1" draw:layer="layout" svg:x1="22.55cm" svg:y1="1.45cm" svg:x2="22.3cm" svg:y2="1.95cm">
            <text:p/>
          </draw:line>
          <draw:line draw:style-name="gr16" draw:text-style-name="P1" draw:layer="layout" svg:x1="22.85cm" svg:y1="1.45cm" svg:x2="22.6cm" svg:y2="1.95cm">
            <text:p/>
          </draw:line>
          <draw:line draw:style-name="gr16" draw:text-style-name="P1" draw:layer="layout" svg:x1="23.15cm" svg:y1="1.45cm" svg:x2="22.9cm" svg:y2="1.95cm">
            <text:p/>
          </draw:line>
          <draw:line draw:style-name="gr16" draw:text-style-name="P1" draw:layer="layout" svg:x1="23.45cm" svg:y1="1.45cm" svg:x2="23.2cm" svg:y2="1.95cm">
            <text:p/>
          </draw:line>
          <draw:line draw:style-name="gr16" draw:text-style-name="P1" draw:layer="layout" svg:x1="23.75cm" svg:y1="1.45cm" svg:x2="23.5cm" svg:y2="1.95cm">
            <text:p/>
          </draw:line>
          <draw:line draw:style-name="gr16" draw:text-style-name="P1" draw:layer="layout" svg:x1="24.05cm" svg:y1="1.45cm" svg:x2="23.8cm" svg:y2="1.95cm">
            <text:p/>
          </draw:line>
          <draw:line draw:style-name="gr16" draw:text-style-name="P1" draw:layer="layout" svg:x1="24.35cm" svg:y1="1.45cm" svg:x2="24.1cm" svg:y2="1.95cm">
            <text:p/>
          </draw:line>
          <draw:line draw:style-name="gr16" draw:text-style-name="P1" draw:layer="layout" svg:x1="24.65cm" svg:y1="1.45cm" svg:x2="24.4cm" svg:y2="1.95cm">
            <text:p/>
          </draw:line>
          <draw:line draw:style-name="gr16" draw:text-style-name="P1" draw:layer="layout" svg:x1="24.95cm" svg:y1="1.45cm" svg:x2="24.7cm" svg:y2="1.95cm">
            <text:p/>
          </draw:line>
          <draw:line draw:style-name="gr16" draw:text-style-name="P1" draw:layer="layout" svg:x1="25.25cm" svg:y1="1.45cm" svg:x2="25cm" svg:y2="1.95cm">
            <text:p/>
          </draw:line>
          <draw:line draw:style-name="gr16" draw:text-style-name="P1" draw:layer="layout" svg:x1="25.55cm" svg:y1="1.45cm" svg:x2="25.3cm" svg:y2="1.95cm">
            <text:p/>
          </draw:line>
          <draw:line draw:style-name="gr16" draw:text-style-name="P1" draw:layer="layout" svg:x1="25.85cm" svg:y1="1.45cm" svg:x2="25.6cm" svg:y2="1.95cm">
            <text:p/>
          </draw:line>
          <draw:line draw:style-name="gr16" draw:text-style-name="P1" draw:layer="layout" svg:x1="26.15cm" svg:y1="1.45cm" svg:x2="25.9cm" svg:y2="1.95cm">
            <text:p/>
          </draw:line>
        </draw:g>
        <draw:custom-shape draw:style-name="gr17" draw:text-style-name="P5" draw:layer="layout" svg:width="0.25cm" svg:height="0.25cm" svg:x="22.275cm" svg:y="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95cm" svg:height="0.95cm" svg:x="21.925cm" svg:y="17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2.4cm" svg:y1="2.25cm" svg:x2="22.4cm" svg:y2="17.3cm">
          <text:p/>
        </draw:line>
        <draw:g draw:style-name="gr2">
          <draw:custom-shape draw:style-name="gr19" draw:text-style-name="P2" draw:layer="layout" svg:width="2.65cm" svg:height="1.7cm" svg:x="0.838cm" svg:y="16.25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3" draw:layer="layout" svg:width="2.912cm" svg:height="1.673cm" svg:x="0.838cm" svg:y="16.25cm">
            <draw:text-box>
              <text:p>Winkel-skala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10-15T15:12:41.110319513</dc:date>
    <meta:editing-duration>PT27M22S</meta:editing-duration>
    <meta:editing-cycles>9</meta:editing-cycles>
    <meta:generator>LibreOffice/24.2.6.2$Linux_X86_64 LibreOffice_project/420$Build-2</meta:generator>
    <meta:document-statistic meta:object-count="85"/>
  </office:meta>
</office:document-meta>
</file>